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9854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office:value-type="string">
            <text:p>estimate (hours)</text:p>
          </table:table-cell>
        </table:table-row>
        <table:table-row table:style-name="ro2">
          <table:table-cell office:value-type="string">
            <text:p>testing environment setup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repare artificial data for integration tests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two pings with same hashes consolidated in one batch results as one of them is marked as duplicate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2" office:value-type="string">
            <text:p>two pings with same hashes in same period  consolidated in one batch results as one of them is marked as duplicate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ame as previous but one of pings is stored in DB already (history record exists) 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one of ping hashes is different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ping is placed to correct period based on his created_at date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invalid ping is marked with correct error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correct ping history record are created (for unique pings)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ping plugin chain work correctly</text:p>
          </table:table-cell>
          <table:table-cell office:value-type="float" office:value="0.5">
            <text:p>0.5</text:p>
          </table:table-cell>
        </table:table-row>
        <table:table-row table:style-name="ro3">
          <table:table-cell table:style-name="ce2" office:value-type="string">
            <text:p>period can be created only if there is no other period (opened or closed) within same date range for given applicatio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2" office:value-type="string">
            <text:p>period is created with rounded opening date (to days, months, week - depends on config value)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periods are closed when they are ready (it is past expected_close_at)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periods can be closed manually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period can be marked as invoiced to prevent their invoicing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2" office:value-type="string">
            <text:p>period can be closed only when there are no pings that would belong to it and they hadn't been consolidated yet.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providers applications are invoiced together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application price for applications in same invoicing pool is calculated correctly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all not invoiced, closed periods are on invoice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number of users on all items is same as number of users on all periods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invoice contains correct items (created from correct pricing tiers)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if there is not-synchronized invoice for provider, it merges new invoice into it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invoicing only selected periods works correctly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pricing tiers used correctly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SUM([.B2:.B25])" office:value-type="float" office:value="26">
            <text:p>26</text:p>
          </table:table-cell>
        </table:table-row>
        <table:table-row table:style-name="ro2">
          <table:table-cell office:value-type="string">
            <text:p>worst variant expected</text:p>
          </table:table-cell>
          <table:table-cell office:value-type="float" office:value="35">
            <text:p>35</text:p>
          </table:table-cell>
        </table:table-row>
        <table:table-row table:style-name="ro1" table:number-rows-repeated="104854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lick </meta:initial-creator>
    <meta:creation-date>2013-10-10T14:21:58</meta:creation-date>
    <dc:date>2013-10-10T16:55:19</dc:date>
    <dc:creator>rclick </dc:creator>
    <meta:editing-duration>PT2H1M11S</meta:editing-duration>
    <meta:editing-cycles>2</meta:editing-cycles>
    <meta:generator>LibreOffice/3.5$Linux_X86_64 LibreOffice_project/350m1$Build-2</meta:generator>
    <meta:document-statistic meta:table-count="3" meta:cell-count="53" meta:object-count="0"/>
  </office:meta>
</office:document-meta>
</file>